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85pt"/>
    </style:style>
    <style:style style:name="co2" style:family="table-column">
      <style:table-column-properties fo:break-before="auto" style:column-width="39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50_100_1000" table:style-name="ta1">
        <table:shapes>
          <draw:frame draw:z-index="0" draw:style-name="gr1" draw:text-style-name="P1" svg:width="453.51pt" svg:height="255.09pt" svg:x="2.83pt" svg:y="2.83pt">
            <draw:object draw:notify-on-update-of-ranges="50_100_1000.B1:50_100_1000.B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table:number-columns-repeated="2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088" calcext:value-type="float">
            <text:p>0.0088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0.0274" calcext:value-type="float">
            <text:p>0.0274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58" calcext:value-type="float">
            <text:p>0.0258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74" calcext:value-type="float">
            <text:p>0.0274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0.0264" calcext:value-type="float">
            <text:p>0.0264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0.0254" calcext:value-type="float">
            <text:p>0.0254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0264" calcext:value-type="float">
            <text:p>0.0264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0.0346" calcext:value-type="float">
            <text:p>0.0346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0344" calcext:value-type="float">
            <text:p>0.0344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364" calcext:value-type="float">
            <text:p>0.0364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0.0376" calcext:value-type="float">
            <text:p>0.0376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0.0404" calcext:value-type="float">
            <text:p>0.0404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0.0414" calcext:value-type="float">
            <text:p>0.0414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394" calcext:value-type="float">
            <text:p>0.0394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0.0398" calcext:value-type="float">
            <text:p>0.0398</text:p>
          </table:table-cell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0.0392" calcext:value-type="float">
            <text:p>0.039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0406" calcext:value-type="float">
            <text:p>0.0406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0.0406" calcext:value-type="float">
            <text:p>0.0406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.0414" calcext:value-type="float">
            <text:p>0.0414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0392" calcext:value-type="float">
            <text:p>0.0392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454" calcext:value-type="float">
            <text:p>0.0454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0456" calcext:value-type="float">
            <text:p>0.0456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0452" calcext:value-type="float">
            <text:p>0.0452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0406" calcext:value-type="float">
            <text:p>0.0406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0.0462" calcext:value-type="float">
            <text:p>0.0462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0.0444" calcext:value-type="float">
            <text:p>0.044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494" calcext:value-type="float">
            <text:p>0.0494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.0468" calcext:value-type="float">
            <text:p>0.0468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0536" calcext:value-type="float">
            <text:p>0.0536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0.0476" calcext:value-type="float">
            <text:p>0.0476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0.0466" calcext:value-type="float">
            <text:p>0.0466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.0514" calcext:value-type="float">
            <text:p>0.0514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0.0516" calcext:value-type="float">
            <text:p>0.0516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.0476" calcext:value-type="float">
            <text:p>0.0476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.0554" calcext:value-type="float">
            <text:p>0.0554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502" calcext:value-type="float">
            <text:p>0.0502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0.0508" calcext:value-type="float">
            <text:p>0.0508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0.0528" calcext:value-type="float">
            <text:p>0.0528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0.0496" calcext:value-type="float">
            <text:p>0.0496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476" calcext:value-type="float">
            <text:p>0.0476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0.0534" calcext:value-type="float">
            <text:p>0.0534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0582" calcext:value-type="float">
            <text:p>0.0582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.0492" calcext:value-type="float">
            <text:p>0.0492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538" calcext:value-type="float">
            <text:p>0.0538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0578" calcext:value-type="float">
            <text:p>0.0578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0602" calcext:value-type="float">
            <text:p>0.0602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0.0522" calcext:value-type="float">
            <text:p>0.052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596" calcext:value-type="float">
            <text:p>0.0596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0.0638" calcext:value-type="float">
            <text:p>0.0638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0516" calcext:value-type="float">
            <text:p>0.0516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0528" calcext:value-type="float">
            <text:p>0.0528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0562" calcext:value-type="float">
            <text:p>0.0562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566" calcext:value-type="float">
            <text:p>0.0566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0616" calcext:value-type="float">
            <text:p>0.0616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0.0636" calcext:value-type="float">
            <text:p>0.0636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0576" calcext:value-type="float">
            <text:p>0.0576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0628" calcext:value-type="float">
            <text:p>0.0628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0656" calcext:value-type="float">
            <text:p>0.0656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0588" calcext:value-type="float">
            <text:p>0.0588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646" calcext:value-type="float">
            <text:p>0.0646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0.0622" calcext:value-type="float">
            <text:p>0.0622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0.0654" calcext:value-type="float">
            <text:p>0.0654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.0664" calcext:value-type="float">
            <text:p>0.0664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0.0602" calcext:value-type="float">
            <text:p>0.060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.0628" calcext:value-type="float">
            <text:p>0.0628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0624" calcext:value-type="float">
            <text:p>0.0624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.0652" calcext:value-type="float">
            <text:p>0.0652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666" calcext:value-type="float">
            <text:p>0.0666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0658" calcext:value-type="float">
            <text:p>0.0658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0674" calcext:value-type="float">
            <text:p>0.0674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0714" calcext:value-type="float">
            <text:p>0.0714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0.0676" calcext:value-type="float">
            <text:p>0.0676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686" calcext:value-type="float">
            <text:p>0.0686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0.0632" calcext:value-type="float">
            <text:p>0.0632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.0632" calcext:value-type="float">
            <text:p>0.0632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0.0696" calcext:value-type="float">
            <text:p>0.0696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0.0684" calcext:value-type="float">
            <text:p>0.0684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.0702" calcext:value-type="float">
            <text:p>0.0702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708" calcext:value-type="float">
            <text:p>0.0708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0.0688" calcext:value-type="float">
            <text:p>0.0688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0.0712" calcext:value-type="float">
            <text:p>0.0712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0.0736" calcext:value-type="float">
            <text:p>0.0736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734" calcext:value-type="float">
            <text:p>0.0734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0.0738" calcext:value-type="float">
            <text:p>0.0738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0.0696" calcext:value-type="float">
            <text:p>0.0696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0.0692" calcext:value-type="float">
            <text:p>0.069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0.0776" calcext:value-type="float">
            <text:p>0.0776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0.0816" calcext:value-type="float">
            <text:p>0.0816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0.0792" calcext:value-type="float">
            <text:p>0.0792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844" calcext:value-type="float">
            <text:p>0.0844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.0768" calcext:value-type="float">
            <text:p>0.0768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0.0792" calcext:value-type="float">
            <text:p>0.079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836" calcext:value-type="float">
            <text:p>0.0836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0.0732" calcext:value-type="float">
            <text:p>0.0732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0788" calcext:value-type="float">
            <text:p>0.0788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0.0908" calcext:value-type="float">
            <text:p>0.0908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0754" calcext:value-type="float">
            <text:p>0.0754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826" calcext:value-type="float">
            <text:p>0.0826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.0844" calcext:value-type="float">
            <text:p>0.0844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0.0858" calcext:value-type="float">
            <text:p>0.0858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.0856" calcext:value-type="float">
            <text:p>0.0856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0.0842" calcext:value-type="float">
            <text:p>0.084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0.0896" calcext:value-type="float">
            <text:p>0.0896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0914" calcext:value-type="float">
            <text:p>0.0914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0858" calcext:value-type="float">
            <text:p>0.0858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908" calcext:value-type="float">
            <text:p>0.0908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0938" calcext:value-type="float">
            <text:p>0.0938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0854" calcext:value-type="float">
            <text:p>0.0854</text:p>
          </table:table-cell>
        </table:table-row>
        <table:table-row table:style-name="ro1">
          <table:table-cell office:value-type="float" office:value="0.269" calcext:value-type="float">
            <text:p>0.269</text:p>
          </table:table-cell>
          <table:table-cell office:value-type="float" office:value="0.0944" calcext:value-type="float">
            <text:p>0.094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0.0896" calcext:value-type="float">
            <text:p>0.0896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0.0872" calcext:value-type="float">
            <text:p>0.0872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0.0902" calcext:value-type="float">
            <text:p>0.0902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0.0928" calcext:value-type="float">
            <text:p>0.0928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0946" calcext:value-type="float">
            <text:p>0.0946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0.0956" calcext:value-type="float">
            <text:p>0.0956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0.0954" calcext:value-type="float">
            <text:p>0.0954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0.0944" calcext:value-type="float">
            <text:p>0.094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916" calcext:value-type="float">
            <text:p>0.0916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0.0966" calcext:value-type="float">
            <text:p>0.0966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.0984" calcext:value-type="float">
            <text:p>0.0984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0.1014" calcext:value-type="float">
            <text:p>0.1014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0.0882" calcext:value-type="float">
            <text:p>0.0882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0.0962" calcext:value-type="float">
            <text:p>0.0962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0986" calcext:value-type="float">
            <text:p>0.0986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0.0924" calcext:value-type="float">
            <text:p>0.092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0.0998" calcext:value-type="float">
            <text:p>0.0998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.0988" calcext:value-type="float">
            <text:p>0.0988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1042" calcext:value-type="float">
            <text:p>0.1042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.1034" calcext:value-type="float">
            <text:p>0.1034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1024" calcext:value-type="float">
            <text:p>0.1024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.1024" calcext:value-type="float">
            <text:p>0.1024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1208" calcext:value-type="float">
            <text:p>0.120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022" calcext:value-type="float">
            <text:p>0.1022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.1108" calcext:value-type="float">
            <text:p>0.1108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0.1042" calcext:value-type="float">
            <text:p>0.1042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.1058" calcext:value-type="float">
            <text:p>0.1058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1166" calcext:value-type="float">
            <text:p>0.1166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.1102" calcext:value-type="float">
            <text:p>0.1102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0.1038" calcext:value-type="float">
            <text:p>0.1038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0.1066" calcext:value-type="float">
            <text:p>0.106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1152" calcext:value-type="float">
            <text:p>0.1152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0.1108" calcext:value-type="float">
            <text:p>0.1108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0.1146" calcext:value-type="float">
            <text:p>0.1146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1136" calcext:value-type="float">
            <text:p>0.1136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0.1164" calcext:value-type="float">
            <text:p>0.1164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0.1186" calcext:value-type="float">
            <text:p>0.1186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0.1114" calcext:value-type="float">
            <text:p>0.111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1222" calcext:value-type="float">
            <text:p>0.1222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0.1258" calcext:value-type="float">
            <text:p>0.1258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0.1216" calcext:value-type="float">
            <text:p>0.1216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0.1358" calcext:value-type="float">
            <text:p>0.1358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1348" calcext:value-type="float">
            <text:p>0.1348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0.1164" calcext:value-type="float">
            <text:p>0.1164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0.1156" calcext:value-type="float">
            <text:p>0.1156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0.1164" calcext:value-type="float">
            <text:p>0.116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1296" calcext:value-type="float">
            <text:p>0.1296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0.1334" calcext:value-type="float">
            <text:p>0.1334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0.1266" calcext:value-type="float">
            <text:p>0.1266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1288" calcext:value-type="float">
            <text:p>0.1288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1228" calcext:value-type="float">
            <text:p>0.1228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0.1308" calcext:value-type="float">
            <text:p>0.1308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0.1266" calcext:value-type="float">
            <text:p>0.126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1362" calcext:value-type="float">
            <text:p>0.1362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0.1368" calcext:value-type="float">
            <text:p>0.1368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0.1364" calcext:value-type="float">
            <text:p>0.1364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0.1282" calcext:value-type="float">
            <text:p>0.1282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0.1382" calcext:value-type="float">
            <text:p>0.1382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.1294" calcext:value-type="float">
            <text:p>0.1294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0.1398" calcext:value-type="float">
            <text:p>0.1398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0.1418" calcext:value-type="float">
            <text:p>0.1418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0.1466" calcext:value-type="float">
            <text:p>0.146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448" calcext:value-type="float">
            <text:p>0.1448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0.1436" calcext:value-type="float">
            <text:p>0.1436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0.1362" calcext:value-type="float">
            <text:p>0.1362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0.1448" calcext:value-type="float">
            <text:p>0.1448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1422" calcext:value-type="float">
            <text:p>0.1422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0.1448" calcext:value-type="float">
            <text:p>0.1448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0.1396" calcext:value-type="float">
            <text:p>0.1396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0.1558" calcext:value-type="float">
            <text:p>0.1558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0.1392" calcext:value-type="float">
            <text:p>0.139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1546" calcext:value-type="float">
            <text:p>0.1546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0.1542" calcext:value-type="float">
            <text:p>0.1542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0.1624" calcext:value-type="float">
            <text:p>0.1624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1588" calcext:value-type="float">
            <text:p>0.1588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0.1624" calcext:value-type="float">
            <text:p>0.1624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0.1572" calcext:value-type="float">
            <text:p>0.1572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0.1606" calcext:value-type="float">
            <text:p>0.1606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0.1608" calcext:value-type="float">
            <text:p>0.1608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1584" calcext:value-type="float">
            <text:p>0.1584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0.1556" calcext:value-type="float">
            <text:p>0.1556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0.1608" calcext:value-type="float">
            <text:p>0.1608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0.1574" calcext:value-type="float">
            <text:p>0.1574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1634" calcext:value-type="float">
            <text:p>0.1634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0.1608" calcext:value-type="float">
            <text:p>0.1608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0.1756" calcext:value-type="float">
            <text:p>0.1756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0.1526" calcext:value-type="float">
            <text:p>0.152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1682" calcext:value-type="float">
            <text:p>0.1682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0.1786" calcext:value-type="float">
            <text:p>0.1786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0.1652" calcext:value-type="float">
            <text:p>0.1652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0.1782" calcext:value-type="float">
            <text:p>0.1782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0.1662" calcext:value-type="float">
            <text:p>0.1662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0.1828" calcext:value-type="float">
            <text:p>0.1828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0.1708" calcext:value-type="float">
            <text:p>0.1708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0.1784" calcext:value-type="float">
            <text:p>0.1784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1784" calcext:value-type="float">
            <text:p>0.1784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0.1808" calcext:value-type="float">
            <text:p>0.1808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0.1794" calcext:value-type="float">
            <text:p>0.1794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0.1874" calcext:value-type="float">
            <text:p>0.1874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0.2014" calcext:value-type="float">
            <text:p>0.2014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0.2018" calcext:value-type="float">
            <text:p>0.201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078" calcext:value-type="float">
            <text:p>0.2078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0.1916" calcext:value-type="float">
            <text:p>0.1916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0.1926" calcext:value-type="float">
            <text:p>0.1926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0.1946" calcext:value-type="float">
            <text:p>0.1946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0.1844" calcext:value-type="float">
            <text:p>0.1844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2134" calcext:value-type="float">
            <text:p>0.2134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0.2064" calcext:value-type="float">
            <text:p>0.2064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.1918" calcext:value-type="float">
            <text:p>0.1918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2104" calcext:value-type="float">
            <text:p>0.2104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0.2132" calcext:value-type="float">
            <text:p>0.2132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0.2106" calcext:value-type="float">
            <text:p>0.2106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0.2188" calcext:value-type="float">
            <text:p>0.2188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2272" calcext:value-type="float">
            <text:p>0.2272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0.2122" calcext:value-type="float">
            <text:p>0.2122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0.2364" calcext:value-type="float">
            <text:p>0.2364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0.2434" calcext:value-type="float">
            <text:p>0.2434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0.2322" calcext:value-type="float">
            <text:p>0.232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0.2328" calcext:value-type="float">
            <text:p>0.2328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0.2278" calcext:value-type="float">
            <text:p>0.2278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0.2504" calcext:value-type="float">
            <text:p>0.2504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0.2198" calcext:value-type="float">
            <text:p>0.2198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0.2282" calcext:value-type="float">
            <text:p>0.2282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0.2544" calcext:value-type="float">
            <text:p>0.2544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0.2422" calcext:value-type="float">
            <text:p>0.2422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0.2404" calcext:value-type="float">
            <text:p>0.2404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2358" calcext:value-type="float">
            <text:p>0.2358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0.2842" calcext:value-type="float">
            <text:p>0.2842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.2328" calcext:value-type="float">
            <text:p>0.2328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0.2334" calcext:value-type="float">
            <text:p>0.2334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0.2488" calcext:value-type="float">
            <text:p>0.2488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.2394" calcext:value-type="float">
            <text:p>0.2394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0.2658" calcext:value-type="float">
            <text:p>0.2658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0.2644" calcext:value-type="float">
            <text:p>0.2644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0.2914" calcext:value-type="float">
            <text:p>0.2914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0.2694" calcext:value-type="float">
            <text:p>0.269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2646" calcext:value-type="float">
            <text:p>0.2646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0.2802" calcext:value-type="float">
            <text:p>0.2802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0.2428" calcext:value-type="float">
            <text:p>0.2428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0.2904" calcext:value-type="float">
            <text:p>0.2904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0.2574" calcext:value-type="float">
            <text:p>0.2574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.2814" calcext:value-type="float">
            <text:p>0.2814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0.2596" calcext:value-type="float">
            <text:p>0.2596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0.2746" calcext:value-type="float">
            <text:p>0.2746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0.2696" calcext:value-type="float">
            <text:p>0.2696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0.3002" calcext:value-type="float">
            <text:p>0.300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0.3004" calcext:value-type="float">
            <text:p>0.3004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0.2762" calcext:value-type="float">
            <text:p>0.2762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0.2786" calcext:value-type="float">
            <text:p>0.2786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2874" calcext:value-type="float">
            <text:p>0.2874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.3328" calcext:value-type="float">
            <text:p>0.3328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0.3038" calcext:value-type="float">
            <text:p>0.3038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0.3146" calcext:value-type="float">
            <text:p>0.3146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0.3102" calcext:value-type="float">
            <text:p>0.310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3154" calcext:value-type="float">
            <text:p>0.3154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0.3156" calcext:value-type="float">
            <text:p>0.3156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0.3092" calcext:value-type="float">
            <text:p>0.3092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0.3248" calcext:value-type="float">
            <text:p>0.3248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0.3412" calcext:value-type="float">
            <text:p>0.3412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3164" calcext:value-type="float">
            <text:p>0.3164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0.3244" calcext:value-type="float">
            <text:p>0.3244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3414" calcext:value-type="float">
            <text:p>0.3414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.3264" calcext:value-type="float">
            <text:p>0.3264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0.3324" calcext:value-type="float">
            <text:p>0.3324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0.3298" calcext:value-type="float">
            <text:p>0.3298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0.3552" calcext:value-type="float">
            <text:p>0.355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3802" calcext:value-type="float">
            <text:p>0.3802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0.3674" calcext:value-type="float">
            <text:p>0.3674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0.3512" calcext:value-type="float">
            <text:p>0.3512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0.3554" calcext:value-type="float">
            <text:p>0.3554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0.3854" calcext:value-type="float">
            <text:p>0.385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3586" calcext:value-type="float">
            <text:p>0.3586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0.409" calcext:value-type="float">
            <text:p>0.409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3804" calcext:value-type="float">
            <text:p>0.3804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0.3804" calcext:value-type="float">
            <text:p>0.3804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0.3898" calcext:value-type="float">
            <text:p>0.3898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4174" calcext:value-type="float">
            <text:p>0.4174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0.3928" calcext:value-type="float">
            <text:p>0.3928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0.4064" calcext:value-type="float">
            <text:p>0.4064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0.4488" calcext:value-type="float">
            <text:p>0.4488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4056" calcext:value-type="float">
            <text:p>0.4056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0.4398" calcext:value-type="float">
            <text:p>0.4398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0.4202" calcext:value-type="float">
            <text:p>0.4202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0.4342" calcext:value-type="float">
            <text:p>0.4342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0.4576" calcext:value-type="float">
            <text:p>0.457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398" calcext:value-type="float">
            <text:p>0.4398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0.4632" calcext:value-type="float">
            <text:p>0.4632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0.4482" calcext:value-type="float">
            <text:p>0.4482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.4892" calcext:value-type="float">
            <text:p>0.4892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5214" calcext:value-type="float">
            <text:p>0.5214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0.4604" calcext:value-type="float">
            <text:p>0.4604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0.4884" calcext:value-type="float">
            <text:p>0.4884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0.4716" calcext:value-type="float">
            <text:p>0.4716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0.5088" calcext:value-type="float">
            <text:p>0.5088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4836" calcext:value-type="float">
            <text:p>0.4836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0.5222" calcext:value-type="float">
            <text:p>0.5222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0.5016" calcext:value-type="float">
            <text:p>0.5016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0.5048" calcext:value-type="float">
            <text:p>0.5048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.5632" calcext:value-type="float">
            <text:p>0.5632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5654" calcext:value-type="float">
            <text:p>0.5654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0.5414" calcext:value-type="float">
            <text:p>0.5414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0.5542" calcext:value-type="float">
            <text:p>0.5542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894" calcext:value-type="float">
            <text:p>0.5894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0.5742" calcext:value-type="float">
            <text:p>0.5742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0.5104" calcext:value-type="float">
            <text:p>0.5104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0.5926" calcext:value-type="float">
            <text:p>0.5926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0.6278" calcext:value-type="float">
            <text:p>0.6278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6008" calcext:value-type="float">
            <text:p>0.6008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0.5638" calcext:value-type="float">
            <text:p>0.5638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0.6522" calcext:value-type="float">
            <text:p>0.6522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0.6688" calcext:value-type="float">
            <text:p>0.6688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6408" calcext:value-type="float">
            <text:p>0.6408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0.6368" calcext:value-type="float">
            <text:p>0.6368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0.6562" calcext:value-type="float">
            <text:p>0.6562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0.7328" calcext:value-type="float">
            <text:p>0.7328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0.6908" calcext:value-type="float">
            <text:p>0.6908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0.7482" calcext:value-type="float">
            <text:p>0.7482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0.7706" calcext:value-type="float">
            <text:p>0.7706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0.7634" calcext:value-type="float">
            <text:p>0.763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7884" calcext:value-type="float">
            <text:p>0.7884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0.7784" calcext:value-type="float">
            <text:p>0.7784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0.7802" calcext:value-type="float">
            <text:p>0.7802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0.8168" calcext:value-type="float">
            <text:p>0.8168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.7856" calcext:value-type="float">
            <text:p>0.7856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0.7628" calcext:value-type="float">
            <text:p>0.7628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0.8326" calcext:value-type="float">
            <text:p>0.8326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0.8452" calcext:value-type="float">
            <text:p>0.8452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816" calcext:value-type="float">
            <text:p>0.8816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0.8632" calcext:value-type="float">
            <text:p>0.8632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.9786" calcext:value-type="float">
            <text:p>0.9786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0.9284" calcext:value-type="float">
            <text:p>0.9284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0.9124" calcext:value-type="float">
            <text:p>0.9124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9548" calcext:value-type="float">
            <text:p>0.9548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0.9792" calcext:value-type="float">
            <text:p>0.9792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1.0518" calcext:value-type="float">
            <text:p>1.0518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0.899" calcext:value-type="float">
            <text:p>0.899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1.0122" calcext:value-type="float">
            <text:p>1.0122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.1516" calcext:value-type="float">
            <text:p>1.1516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1.0616" calcext:value-type="float">
            <text:p>1.0616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1.1674" calcext:value-type="float">
            <text:p>1.1674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0.9812" calcext:value-type="float">
            <text:p>0.9812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1.0936" calcext:value-type="float">
            <text:p>1.0936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1.1018" calcext:value-type="float">
            <text:p>1.1018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1.1124" calcext:value-type="float">
            <text:p>1.1124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1.1894" calcext:value-type="float">
            <text:p>1.1894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1.107" calcext:value-type="float">
            <text:p>1.107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.074" calcext:value-type="float">
            <text:p>1.074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1.2958" calcext:value-type="float">
            <text:p>1.2958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1.1636" calcext:value-type="float">
            <text:p>1.1636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1.1926" calcext:value-type="float">
            <text:p>1.1926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1.235" calcext:value-type="float">
            <text:p>1.23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1.1812" calcext:value-type="float">
            <text:p>1.1812</text:p>
          </table:table-cell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1.2388" calcext:value-type="float">
            <text:p>1.2388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1.3466" calcext:value-type="float">
            <text:p>1.3466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1.2672" calcext:value-type="float">
            <text:p>1.267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.3402" calcext:value-type="float">
            <text:p>1.3402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1.3872" calcext:value-type="float">
            <text:p>1.3872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1.517" calcext:value-type="float">
            <text:p>1.517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1.3178" calcext:value-type="float">
            <text:p>1.3178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1.4658" calcext:value-type="float">
            <text:p>1.4658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1.519" calcext:value-type="float">
            <text:p>1.519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1.388" calcext:value-type="float">
            <text:p>1.388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1.5328" calcext:value-type="float">
            <text:p>1.5328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1.472" calcext:value-type="float">
            <text:p>1.472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.409" calcext:value-type="float">
            <text:p>1.409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1.5898" calcext:value-type="float">
            <text:p>1.5898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1.556" calcext:value-type="float">
            <text:p>1.556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1.6926" calcext:value-type="float">
            <text:p>1.6926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1.5806" calcext:value-type="float">
            <text:p>1.5806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1.667" calcext:value-type="float">
            <text:p>1.667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1.5958" calcext:value-type="float">
            <text:p>1.5958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1.6042" calcext:value-type="float">
            <text:p>1.6042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1.6608" calcext:value-type="float">
            <text:p>1.66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726" calcext:value-type="float">
            <text:p>1.726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1.8002" calcext:value-type="float">
            <text:p>1.8002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1.7824" calcext:value-type="float">
            <text:p>1.7824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1.7556" calcext:value-type="float">
            <text:p>1.7556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1.639" calcext:value-type="float">
            <text:p>1.639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1.665" calcext:value-type="float">
            <text:p>1.665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1.741" calcext:value-type="float">
            <text:p>1.741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1.7196" calcext:value-type="float">
            <text:p>1.7196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1.7258" calcext:value-type="float">
            <text:p>1.7258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1.7398" calcext:value-type="float">
            <text:p>1.7398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.8216" calcext:value-type="float">
            <text:p>1.8216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1.8278" calcext:value-type="float">
            <text:p>1.8278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1.8124" calcext:value-type="float">
            <text:p>1.8124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1.8198" calcext:value-type="float">
            <text:p>1.8198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1.8756" calcext:value-type="float">
            <text:p>1.8756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1.7814" calcext:value-type="float">
            <text:p>1.7814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1.805" calcext:value-type="float">
            <text:p>1.805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1.8168" calcext:value-type="float">
            <text:p>1.8168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1.8004" calcext:value-type="float">
            <text:p>1.8004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1.8716" calcext:value-type="float">
            <text:p>1.8716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.9134" calcext:value-type="float">
            <text:p>1.9134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1.861" calcext:value-type="float">
            <text:p>1.861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1.8616" calcext:value-type="float">
            <text:p>1.8616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1.834" calcext:value-type="float">
            <text:p>1.834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2.031" calcext:value-type="float">
            <text:p>2.03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.917" calcext:value-type="float">
            <text:p>1.917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1.881" calcext:value-type="float">
            <text:p>1.881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1.8876" calcext:value-type="float">
            <text:p>1.8876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1.8614" calcext:value-type="float">
            <text:p>1.8614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1.8294" calcext:value-type="float">
            <text:p>1.829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.8976" calcext:value-type="float">
            <text:p>1.8976</text:p>
          </table:table-cell>
        </table:table-row>
        <table:table-row table:style-name="ro1">
          <table:table-cell office:value-type="float" office:value="0.631" calcext:value-type="float">
            <text:p>0.631</text:p>
          </table:table-cell>
          <table:table-cell office:value-type="float" office:value="1.9456" calcext:value-type="float">
            <text:p>1.9456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1.7852" calcext:value-type="float">
            <text:p>1.7852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1.8508" calcext:value-type="float">
            <text:p>1.8508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1.8756" calcext:value-type="float">
            <text:p>1.8756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1.8908" calcext:value-type="float">
            <text:p>1.8908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1.8748" calcext:value-type="float">
            <text:p>1.8748</text:p>
          </table:table-cell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1.8546" calcext:value-type="float">
            <text:p>1.8546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1.8602" calcext:value-type="float">
            <text:p>1.8602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1.8894" calcext:value-type="float">
            <text:p>1.8894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.849" calcext:value-type="float">
            <text:p>1.849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1.8208" calcext:value-type="float">
            <text:p>1.8208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1.8546" calcext:value-type="float">
            <text:p>1.8546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1.854" calcext:value-type="float">
            <text:p>1.854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1.9084" calcext:value-type="float">
            <text:p>1.9084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1.8218" calcext:value-type="float">
            <text:p>1.8218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1.8346" calcext:value-type="float">
            <text:p>1.8346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1.825" calcext:value-type="float">
            <text:p>1.825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1.8072" calcext:value-type="float">
            <text:p>1.8072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1.8864" calcext:value-type="float">
            <text:p>1.886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8234" calcext:value-type="float">
            <text:p>1.8234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1.7794" calcext:value-type="float">
            <text:p>1.7794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1.7812" calcext:value-type="float">
            <text:p>1.7812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1.7408" calcext:value-type="float">
            <text:p>1.7408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1.8124" calcext:value-type="float">
            <text:p>1.8124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1.7572" calcext:value-type="float">
            <text:p>1.7572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1.787" calcext:value-type="float">
            <text:p>1.787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1.796" calcext:value-type="float">
            <text:p>1.796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1.7628" calcext:value-type="float">
            <text:p>1.7628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1.7984" calcext:value-type="float">
            <text:p>1.798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.7294" calcext:value-type="float">
            <text:p>1.7294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1.766" calcext:value-type="float">
            <text:p>1.766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1.7272" calcext:value-type="float">
            <text:p>1.7272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1.7498" calcext:value-type="float">
            <text:p>1.7498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1.6914" calcext:value-type="float">
            <text:p>1.6914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1.6654" calcext:value-type="float">
            <text:p>1.6654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1.7244" calcext:value-type="float">
            <text:p>1.7244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1.7174" calcext:value-type="float">
            <text:p>1.7174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1.7158" calcext:value-type="float">
            <text:p>1.7158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.6948" calcext:value-type="float">
            <text:p>1.6948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1.7006" calcext:value-type="float">
            <text:p>1.7006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1.6826" calcext:value-type="float">
            <text:p>1.6826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1.666" calcext:value-type="float">
            <text:p>1.666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1.6862" calcext:value-type="float">
            <text:p>1.6862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1.6496" calcext:value-type="float">
            <text:p>1.6496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1.635" calcext:value-type="float">
            <text:p>1.635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1.6214" calcext:value-type="float">
            <text:p>1.6214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1.6294" calcext:value-type="float">
            <text:p>1.6294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.6038" calcext:value-type="float">
            <text:p>1.6038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1.6386" calcext:value-type="float">
            <text:p>1.6386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0.683" calcext:value-type="float">
            <text:p>0.683</text:p>
          </table:table-cell>
          <table:table-cell office:value-type="float" office:value="1.6208" calcext:value-type="float">
            <text:p>1.6208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1.6474" calcext:value-type="float">
            <text:p>1.6474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1.5774" calcext:value-type="float">
            <text:p>1.5774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1.6052" calcext:value-type="float">
            <text:p>1.6052</text:p>
          </table:table-cell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1.5736" calcext:value-type="float">
            <text:p>1.5736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1.5678" calcext:value-type="float">
            <text:p>1.5678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1.5624" calcext:value-type="float">
            <text:p>1.562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1.579" calcext:value-type="float">
            <text:p>1.579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1.5616" calcext:value-type="float">
            <text:p>1.5616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1.5352" calcext:value-type="float">
            <text:p>1.5352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1.5482" calcext:value-type="float">
            <text:p>1.5482</text:p>
          </table:table-cell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1.5594" calcext:value-type="float">
            <text:p>1.5594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1.5376" calcext:value-type="float">
            <text:p>1.5376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1.5272" calcext:value-type="float">
            <text:p>1.527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228" calcext:value-type="float">
            <text:p>1.522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162" calcext:value-type="float">
            <text:p>1.5162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5394" calcext:value-type="float">
            <text:p>1.5394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5286" calcext:value-type="float">
            <text:p>1.5286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5146" calcext:value-type="float">
            <text:p>1.5146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4988" calcext:value-type="float">
            <text:p>1.4988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5008" calcext:value-type="float">
            <text:p>1.5008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5098" calcext:value-type="float">
            <text:p>1.5098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4878" calcext:value-type="float">
            <text:p>1.4878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.488" calcext:value-type="float">
            <text:p>1.488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4882" calcext:value-type="float">
            <text:p>1.4882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1.4828" calcext:value-type="float">
            <text:p>1.4828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1.5004" calcext:value-type="float">
            <text:p>1.5004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1.4764" calcext:value-type="float">
            <text:p>1.4764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1.482" calcext:value-type="float">
            <text:p>1.482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1.483" calcext:value-type="float">
            <text:p>1.483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1.4542" calcext:value-type="float">
            <text:p>1.4542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1.4694" calcext:value-type="float">
            <text:p>1.4694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1.4724" calcext:value-type="float">
            <text:p>1.472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.4542" calcext:value-type="float">
            <text:p>1.4542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1.4408" calcext:value-type="float">
            <text:p>1.4408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1.4552" calcext:value-type="float">
            <text:p>1.4552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1.4424" calcext:value-type="float">
            <text:p>1.4424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1.4438" calcext:value-type="float">
            <text:p>1.4438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1.4468" calcext:value-type="float">
            <text:p>1.4468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1.4384" calcext:value-type="float">
            <text:p>1.4384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1.4336" calcext:value-type="float">
            <text:p>1.4336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1.4242" calcext:value-type="float">
            <text:p>1.4242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1.421" calcext:value-type="float">
            <text:p>1.421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.4304" calcext:value-type="float">
            <text:p>1.4304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1.4394" calcext:value-type="float">
            <text:p>1.4394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1.4186" calcext:value-type="float">
            <text:p>1.4186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1.4106" calcext:value-type="float">
            <text:p>1.4106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1.4114" calcext:value-type="float">
            <text:p>1.4114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1.3984" calcext:value-type="float">
            <text:p>1.3984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1.4006" calcext:value-type="float">
            <text:p>1.4006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1.4052" calcext:value-type="float">
            <text:p>1.4052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1.3974" calcext:value-type="float">
            <text:p>1.3974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1.3988" calcext:value-type="float">
            <text:p>1.398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.3968" calcext:value-type="float">
            <text:p>1.3968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1.3922" calcext:value-type="float">
            <text:p>1.3922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1.3844" calcext:value-type="float">
            <text:p>1.3844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1.3816" calcext:value-type="float">
            <text:p>1.3816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1.3984" calcext:value-type="float">
            <text:p>1.3984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1.3844" calcext:value-type="float">
            <text:p>1.3844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1.3782" calcext:value-type="float">
            <text:p>1.3782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1.3652" calcext:value-type="float">
            <text:p>1.3652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1.3734" calcext:value-type="float">
            <text:p>1.3734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1.3684" calcext:value-type="float">
            <text:p>1.368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3616" calcext:value-type="float">
            <text:p>1.3616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1.3674" calcext:value-type="float">
            <text:p>1.3674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1.3612" calcext:value-type="float">
            <text:p>1.3612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1.3612" calcext:value-type="float">
            <text:p>1.3612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1.3534" calcext:value-type="float">
            <text:p>1.3534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1.3384" calcext:value-type="float">
            <text:p>1.3384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1.3502" calcext:value-type="float">
            <text:p>1.3502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1.346" calcext:value-type="float">
            <text:p>1.346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1.3458" calcext:value-type="float">
            <text:p>1.3458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1.3388" calcext:value-type="float">
            <text:p>1.338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.3534" calcext:value-type="float">
            <text:p>1.3534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1.3458" calcext:value-type="float">
            <text:p>1.3458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1.3354" calcext:value-type="float">
            <text:p>1.3354</text:p>
          </table:table-cell>
        </table:table-row>
        <table:table-row table:style-name="ro1">
          <table:table-cell office:value-type="float" office:value="0.763" calcext:value-type="float">
            <text:p>0.763</text:p>
          </table:table-cell>
          <table:table-cell office:value-type="float" office:value="1.331" calcext:value-type="float">
            <text:p>1.331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1.3308" calcext:value-type="float">
            <text:p>1.3308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1.3236" calcext:value-type="float">
            <text:p>1.3236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1.3428" calcext:value-type="float">
            <text:p>1.3428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1.3266" calcext:value-type="float">
            <text:p>1.3266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1.3212" calcext:value-type="float">
            <text:p>1.3212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3264" calcext:value-type="float">
            <text:p>1.3264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1.3168" calcext:value-type="float">
            <text:p>1.3168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1.3142" calcext:value-type="float">
            <text:p>1.3142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1.3212" calcext:value-type="float">
            <text:p>1.3212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1.3062" calcext:value-type="float">
            <text:p>1.3062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.3082" calcext:value-type="float">
            <text:p>1.3082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1.3134" calcext:value-type="float">
            <text:p>1.3134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1.3094" calcext:value-type="float">
            <text:p>1.3094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1.3044" calcext:value-type="float">
            <text:p>1.304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.2964" calcext:value-type="float">
            <text:p>1.2964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1.3154" calcext:value-type="float">
            <text:p>1.3154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1.291" calcext:value-type="float">
            <text:p>1.291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1.2874" calcext:value-type="float">
            <text:p>1.2874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1.2944" calcext:value-type="float">
            <text:p>1.2944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1.2952" calcext:value-type="float">
            <text:p>1.2952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1.2916" calcext:value-type="float">
            <text:p>1.2916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1.283" calcext:value-type="float">
            <text:p>1.283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1.2856" calcext:value-type="float">
            <text:p>1.2856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1.2984" calcext:value-type="float">
            <text:p>1.2984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.2762" calcext:value-type="float">
            <text:p>1.2762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1.2768" calcext:value-type="float">
            <text:p>1.2768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.2838" calcext:value-type="float">
            <text:p>1.2838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1.2712" calcext:value-type="float">
            <text:p>1.2712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1.271" calcext:value-type="float">
            <text:p>1.271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1.2718" calcext:value-type="float">
            <text:p>1.2718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1.2848" calcext:value-type="float">
            <text:p>1.2848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1.2606" calcext:value-type="float">
            <text:p>1.2606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1.2636" calcext:value-type="float">
            <text:p>1.2636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1.2686" calcext:value-type="float">
            <text:p>1.268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2562" calcext:value-type="float">
            <text:p>1.2562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1.2636" calcext:value-type="float">
            <text:p>1.2636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1.2578" calcext:value-type="float">
            <text:p>1.2578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1.2558" calcext:value-type="float">
            <text:p>1.2558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1.2586" calcext:value-type="float">
            <text:p>1.2586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1.2532" calcext:value-type="float">
            <text:p>1.2532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1.253" calcext:value-type="float">
            <text:p>1.253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1.2536" calcext:value-type="float">
            <text:p>1.2536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1.2434" calcext:value-type="float">
            <text:p>1.2434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1.2516" calcext:value-type="float">
            <text:p>1.2516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.246" calcext:value-type="float">
            <text:p>1.246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1.2464" calcext:value-type="float">
            <text:p>1.2464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1.236" calcext:value-type="float">
            <text:p>1.236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1.2424" calcext:value-type="float">
            <text:p>1.2424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1.2382" calcext:value-type="float">
            <text:p>1.2382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1.241" calcext:value-type="float">
            <text:p>1.241</text:p>
          </table:table-cell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1.2366" calcext:value-type="float">
            <text:p>1.2366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1.2384" calcext:value-type="float">
            <text:p>1.2384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1.2408" calcext:value-type="float">
            <text:p>1.2408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.2242" calcext:value-type="float">
            <text:p>1.2242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1.2286" calcext:value-type="float">
            <text:p>1.2286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1.2268" calcext:value-type="float">
            <text:p>1.2268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1.2248" calcext:value-type="float">
            <text:p>1.2248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1.224" calcext:value-type="float">
            <text:p>1.224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.2242" calcext:value-type="float">
            <text:p>1.2242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1.2256" calcext:value-type="float">
            <text:p>1.2256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1.2228" calcext:value-type="float">
            <text:p>1.2228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.2152" calcext:value-type="float">
            <text:p>1.2152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1.2172" calcext:value-type="float">
            <text:p>1.2172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.222" calcext:value-type="float">
            <text:p>1.222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1.217" calcext:value-type="float">
            <text:p>1.217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1.2134" calcext:value-type="float">
            <text:p>1.2134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1.213" calcext:value-type="float">
            <text:p>1.213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1.2078" calcext:value-type="float">
            <text:p>1.2078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1.2096" calcext:value-type="float">
            <text:p>1.2096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1.2072" calcext:value-type="float">
            <text:p>1.2072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1.207" calcext:value-type="float">
            <text:p>1.207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1.2056" calcext:value-type="float">
            <text:p>1.2056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1.2032" calcext:value-type="float">
            <text:p>1.203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>
          <table:table-cell office:value-type="float" office:value="0.841" calcext:value-type="float">
            <text:p>0.841</text:p>
          </table:table-cell>
          <table:table-cell office:value-type="float" office:value="1.2022" calcext:value-type="float">
            <text:p>1.2022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1.1958" calcext:value-type="float">
            <text:p>1.1958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1.2032" calcext:value-type="float">
            <text:p>1.2032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1.1958" calcext:value-type="float">
            <text:p>1.1958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1.1954" calcext:value-type="float">
            <text:p>1.1954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1.196" calcext:value-type="float">
            <text:p>1.196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1.198" calcext:value-type="float">
            <text:p>1.198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1.1954" calcext:value-type="float">
            <text:p>1.1954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1.1872" calcext:value-type="float">
            <text:p>1.187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1866" calcext:value-type="float">
            <text:p>1.1866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1.1824" calcext:value-type="float">
            <text:p>1.1824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1.1822" calcext:value-type="float">
            <text:p>1.1822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1.183" calcext:value-type="float">
            <text:p>1.183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1.1796" calcext:value-type="float">
            <text:p>1.1796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1.1768" calcext:value-type="float">
            <text:p>1.1768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1.1796" calcext:value-type="float">
            <text:p>1.1796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1.1816" calcext:value-type="float">
            <text:p>1.1816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1.1804" calcext:value-type="float">
            <text:p>1.1804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1.1772" calcext:value-type="float">
            <text:p>1.177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.1728" calcext:value-type="float">
            <text:p>1.1728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1.1736" calcext:value-type="float">
            <text:p>1.1736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1.1724" calcext:value-type="float">
            <text:p>1.1724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1.1682" calcext:value-type="float">
            <text:p>1.1682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1.1698" calcext:value-type="float">
            <text:p>1.1698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1.1676" calcext:value-type="float">
            <text:p>1.1676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1.1724" calcext:value-type="float">
            <text:p>1.1724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1.1712" calcext:value-type="float">
            <text:p>1.1712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1.1698" calcext:value-type="float">
            <text:p>1.1698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1.166" calcext:value-type="float">
            <text:p>1.166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1.1658" calcext:value-type="float">
            <text:p>1.1658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1.164" calcext:value-type="float">
            <text:p>1.164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1.1592" calcext:value-type="float">
            <text:p>1.1592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1.1598" calcext:value-type="float">
            <text:p>1.1598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1.1546" calcext:value-type="float">
            <text:p>1.1546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1.1516" calcext:value-type="float">
            <text:p>1.1516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1.153" calcext:value-type="float">
            <text:p>1.153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1.1508" calcext:value-type="float">
            <text:p>1.1508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.1484" calcext:value-type="float">
            <text:p>1.1484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1.1536" calcext:value-type="float">
            <text:p>1.1536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1.1498" calcext:value-type="float">
            <text:p>1.1498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1.1472" calcext:value-type="float">
            <text:p>1.1472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1.1432" calcext:value-type="float">
            <text:p>1.1432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1.1514" calcext:value-type="float">
            <text:p>1.1514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1.143" calcext:value-type="float">
            <text:p>1.143</text:p>
          </table:table-cell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1.144" calcext:value-type="float">
            <text:p>1.144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1.144" calcext:value-type="float">
            <text:p>1.144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1.1398" calcext:value-type="float">
            <text:p>1.139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.1418" calcext:value-type="float">
            <text:p>1.1418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1.1378" calcext:value-type="float">
            <text:p>1.1378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1.1376" calcext:value-type="float">
            <text:p>1.1376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1.1364" calcext:value-type="float">
            <text:p>1.1364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1.1364" calcext:value-type="float">
            <text:p>1.1364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1.133" calcext:value-type="float">
            <text:p>1.133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1.1314" calcext:value-type="float">
            <text:p>1.1314</text:p>
          </table:table-cell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1.1296" calcext:value-type="float">
            <text:p>1.1296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1.1272" calcext:value-type="float">
            <text:p>1.127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1312" calcext:value-type="float">
            <text:p>1.1312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1.1288" calcext:value-type="float">
            <text:p>1.1288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1.1298" calcext:value-type="float">
            <text:p>1.1298</text:p>
          </table:table-cell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1.1302" calcext:value-type="float">
            <text:p>1.1302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1.1258" calcext:value-type="float">
            <text:p>1.1258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1.1252" calcext:value-type="float">
            <text:p>1.1252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1.1234" calcext:value-type="float">
            <text:p>1.1234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1.1196" calcext:value-type="float">
            <text:p>1.1196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1.1186" calcext:value-type="float">
            <text:p>1.118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.1182" calcext:value-type="float">
            <text:p>1.1182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1.1204" calcext:value-type="float">
            <text:p>1.1204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1.1204" calcext:value-type="float">
            <text:p>1.1204</text:p>
          </table:table-cell>
        </table:table-row>
        <table:table-row table:style-name="ro1">
          <table:table-cell office:value-type="float" office:value="0.913" calcext:value-type="float">
            <text:p>0.913</text:p>
          </table:table-cell>
          <table:table-cell office:value-type="float" office:value="1.1152" calcext:value-type="float">
            <text:p>1.1152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1.1188" calcext:value-type="float">
            <text:p>1.1188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1.1128" calcext:value-type="float">
            <text:p>1.1128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1.1106" calcext:value-type="float">
            <text:p>1.1106</text:p>
          </table:table-cell>
        </table:table-row>
        <table:table-row table:style-name="ro1">
          <table:table-cell office:value-type="float" office:value="0.917" calcext:value-type="float">
            <text:p>0.917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1.109" calcext:value-type="float">
            <text:p>1.109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.1072" calcext:value-type="float">
            <text:p>1.1072</text:p>
          </table:table-cell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1.1102" calcext:value-type="float">
            <text:p>1.1102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1.1054" calcext:value-type="float">
            <text:p>1.1054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1.1042" calcext:value-type="float">
            <text:p>1.1042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.1062" calcext:value-type="float">
            <text:p>1.1062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1.1028" calcext:value-type="float">
            <text:p>1.1028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1.1006" calcext:value-type="float">
            <text:p>1.1006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1.0992" calcext:value-type="float">
            <text:p>1.0992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.1002" calcext:value-type="float">
            <text:p>1.1002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1.0968" calcext:value-type="float">
            <text:p>1.0968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1.0964" calcext:value-type="float">
            <text:p>1.0964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1.0948" calcext:value-type="float">
            <text:p>1.0948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1.0914" calcext:value-type="float">
            <text:p>1.0914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1.0924" calcext:value-type="float">
            <text:p>1.0924</text:p>
          </table:table-cell>
        </table:table-row>
        <table:table-row table:style-name="ro1">
          <table:table-cell office:value-type="float" office:value="0.937" calcext:value-type="float">
            <text:p>0.937</text:p>
          </table:table-cell>
          <table:table-cell office:value-type="float" office:value="1.0942" calcext:value-type="float">
            <text:p>1.0942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1.0912" calcext:value-type="float">
            <text:p>1.0912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1.0864" calcext:value-type="float">
            <text:p>1.086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.086" calcext:value-type="float">
            <text:p>1.086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1.0872" calcext:value-type="float">
            <text:p>1.0872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1.0852" calcext:value-type="float">
            <text:p>1.0852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1.0864" calcext:value-type="float">
            <text:p>1.0864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1.0834" calcext:value-type="float">
            <text:p>1.0834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1.082" calcext:value-type="float">
            <text:p>1.082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1.0828" calcext:value-type="float">
            <text:p>1.0828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1.0824" calcext:value-type="float">
            <text:p>1.0824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1.0812" calcext:value-type="float">
            <text:p>1.0812</text:p>
          </table:table-cell>
        </table:table-row>
        <table:table-row table:style-name="ro1">
          <table:table-cell office:value-type="float" office:value="0.949" calcext:value-type="float">
            <text:p>0.949</text:p>
          </table:table-cell>
          <table:table-cell office:value-type="float" office:value="1.079" calcext:value-type="float">
            <text:p>1.07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0782" calcext:value-type="float">
            <text:p>1.0782</text:p>
          </table:table-cell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1.0768" calcext:value-type="float">
            <text:p>1.0768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1.078" calcext:value-type="float">
            <text:p>1.078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1.0746" calcext:value-type="float">
            <text:p>1.0746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1.0758" calcext:value-type="float">
            <text:p>1.0758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1.0728" calcext:value-type="float">
            <text:p>1.0728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1.0722" calcext:value-type="float">
            <text:p>1.0722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1.0718" calcext:value-type="float">
            <text:p>1.0718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0.961" calcext:value-type="float">
            <text:p>0.961</text:p>
          </table:table-cell>
          <table:table-cell office:value-type="float" office:value="1.0668" calcext:value-type="float">
            <text:p>1.0668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1.0656" calcext:value-type="float">
            <text:p>1.0656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1.0664" calcext:value-type="float">
            <text:p>1.0664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1.0642" calcext:value-type="float">
            <text:p>1.0642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1.0626" calcext:value-type="float">
            <text:p>1.0626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1.0624" calcext:value-type="float">
            <text:p>1.0624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1.0628" calcext:value-type="float">
            <text:p>1.0628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1.0606" calcext:value-type="float">
            <text:p>1.0606</text:p>
          </table:table-cell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1.061" calcext:value-type="float">
            <text:p>1.06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.0584" calcext:value-type="float">
            <text:p>1.0584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1.0566" calcext:value-type="float">
            <text:p>1.0566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1.058" calcext:value-type="float">
            <text:p>1.058</text:p>
          </table:table-cell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1.0562" calcext:value-type="float">
            <text:p>1.0562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1.0538" calcext:value-type="float">
            <text:p>1.0538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1.053" calcext:value-type="float">
            <text:p>1.053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1.0502" calcext:value-type="float">
            <text:p>1.0502</text:p>
          </table:table-cell>
        </table:table-row>
        <table:table-row table:style-name="ro1">
          <table:table-cell office:value-type="float" office:value="0.977" calcext:value-type="float">
            <text:p>0.977</text:p>
          </table:table-cell>
          <table:table-cell office:value-type="float" office:value="1.0498" calcext:value-type="float">
            <text:p>1.0498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1.0478" calcext:value-type="float">
            <text:p>1.0478</text:p>
          </table:table-cell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1.0472" calcext:value-type="float">
            <text:p>1.0472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.046" calcext:value-type="float">
            <text:p>1.046</text:p>
          </table:table-cell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1.0456" calcext:value-type="float">
            <text:p>1.0456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1.0424" calcext:value-type="float">
            <text:p>1.0424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1.0428" calcext:value-type="float">
            <text:p>1.0428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1.0426" calcext:value-type="float">
            <text:p>1.0426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1.0416" calcext:value-type="float">
            <text:p>1.0416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1.0398" calcext:value-type="float">
            <text:p>1.0398</text:p>
          </table:table-cell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1.0394" calcext:value-type="float">
            <text:p>1.0394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1.036" calcext:value-type="float">
            <text:p>1.036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1.0362" calcext:value-type="float">
            <text:p>1.0362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.034" calcext:value-type="float">
            <text:p>1.034</text:p>
          </table:table-cell>
        </table:table-row>
        <table:table-row table:style-name="ro1">
          <table:table-cell office:value-type="float" office:value="0.991" calcext:value-type="float">
            <text:p>0.991</text:p>
          </table:table-cell>
          <table:table-cell office:value-type="float" office:value="1.0324" calcext:value-type="float">
            <text:p>1.0324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1.0312" calcext:value-type="float">
            <text:p>1.0312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1.0306" calcext:value-type="float">
            <text:p>1.0306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1.027" calcext:value-type="float">
            <text:p>1.027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1.0228" calcext:value-type="float">
            <text:p>1.0228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1.0222" calcext:value-type="float">
            <text:p>1.0222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1.0202" calcext:value-type="float">
            <text:p>1.0202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1.0192" calcext:value-type="float">
            <text:p>1.019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15:47:53.824753119</dc:date>
    <meta:editing-duration>PT2M29S</meta:editing-duration>
    <meta:editing-cycles>1</meta:editing-cycles>
    <meta:document-statistic meta:table-count="1" meta:cell-count="2002" meta:object-count="1"/>
    <meta:generator>LibreOffice/4.4.4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21cm" svg:y="4.199cm" style:legend-expansion="high" chart:style-name="ch2"/>
        <chart:plot-area chart:style-name="ch3" table:cell-range-address="50_100_1000.B1:50_100_1000.B1001" svg:x="0.32cm" svg:y="0.18cm" svg:width="13.081cm" svg:height="8.64cm">
          <chartooo:coordinate-region svg:x="1.052cm" svg:y="0.18cm" svg:width="12.349cm" svg:height="7.5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50_100_1000.B1:50_100_1000.B1001" chart:class="chart:bar"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50_100_1000.B1:50_100_1000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02">
                <text:p>0.02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74">
                <text:p>0.02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58">
                <text:p>0.02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74">
                <text:p>0.02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12">
                <text:p>0.03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34">
                <text:p>0.03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46">
                <text:p>0.03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354">
                <text:p>0.03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62">
                <text:p>0.03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64">
                <text:p>0.03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74">
                <text:p>0.03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14">
                <text:p>0.04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94">
                <text:p>0.03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98">
                <text:p>0.03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26">
                <text:p>0.04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92">
                <text:p>0.03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96">
                <text:p>0.03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06">
                <text:p>0.04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24">
                <text:p>0.04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06">
                <text:p>0.04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14">
                <text:p>0.04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92">
                <text:p>0.03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36">
                <text:p>0.04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454">
                <text:p>0.04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34">
                <text:p>0.04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434">
                <text:p>0.04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406">
                <text:p>0.04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444">
                <text:p>0.04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494">
                <text:p>0.04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468">
                <text:p>0.04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96">
                <text:p>0.04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36">
                <text:p>0.05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76">
                <text:p>0.04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466">
                <text:p>0.04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514">
                <text:p>0.05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16">
                <text:p>0.05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436">
                <text:p>0.04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98">
                <text:p>0.04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476">
                <text:p>0.04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554">
                <text:p>0.05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528">
                <text:p>0.05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96">
                <text:p>0.04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76">
                <text:p>0.04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534">
                <text:p>0.05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582">
                <text:p>0.05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92">
                <text:p>0.04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538">
                <text:p>0.05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578">
                <text:p>0.05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02">
                <text:p>0.06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596">
                <text:p>0.05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38">
                <text:p>0.06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516">
                <text:p>0.05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528">
                <text:p>0.05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562">
                <text:p>0.05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566">
                <text:p>0.05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36">
                <text:p>0.06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576">
                <text:p>0.05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28">
                <text:p>0.06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656">
                <text:p>0.06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46">
                <text:p>0.06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622">
                <text:p>0.06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654">
                <text:p>0.06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02">
                <text:p>0.06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28">
                <text:p>0.06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24">
                <text:p>0.06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652">
                <text:p>0.06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666">
                <text:p>0.06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658">
                <text:p>0.06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674">
                <text:p>0.06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714">
                <text:p>0.07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676">
                <text:p>0.06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686">
                <text:p>0.06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632">
                <text:p>0.06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632">
                <text:p>0.06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696">
                <text:p>0.06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684">
                <text:p>0.06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702">
                <text:p>0.07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708">
                <text:p>0.07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688">
                <text:p>0.06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712">
                <text:p>0.07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736">
                <text:p>0.07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746">
                <text:p>0.07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34">
                <text:p>0.07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696">
                <text:p>0.06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692">
                <text:p>0.06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722">
                <text:p>0.07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776">
                <text:p>0.07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16">
                <text:p>0.08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792">
                <text:p>0.07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844">
                <text:p>0.08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792">
                <text:p>0.07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836">
                <text:p>0.08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732">
                <text:p>0.07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788">
                <text:p>0.07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908">
                <text:p>0.09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754">
                <text:p>0.07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826">
                <text:p>0.08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844">
                <text:p>0.08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858">
                <text:p>0.08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856">
                <text:p>0.08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842">
                <text:p>0.08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914">
                <text:p>0.09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858">
                <text:p>0.08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908">
                <text:p>0.09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854">
                <text:p>0.08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896">
                <text:p>0.08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928">
                <text:p>0.09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946">
                <text:p>0.09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956">
                <text:p>0.09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954">
                <text:p>0.09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916">
                <text:p>0.09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966">
                <text:p>0.09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984">
                <text:p>0.09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014">
                <text:p>0.10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882">
                <text:p>0.08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962">
                <text:p>0.09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924">
                <text:p>0.09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988">
                <text:p>0.09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034">
                <text:p>0.10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024">
                <text:p>0.10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024">
                <text:p>0.10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208">
                <text:p>0.12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022">
                <text:p>0.10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108">
                <text:p>0.11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058">
                <text:p>0.10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166">
                <text:p>0.11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102">
                <text:p>0.11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038">
                <text:p>0.10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152">
                <text:p>0.11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108">
                <text:p>0.11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118">
                <text:p>0.11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146">
                <text:p>0.11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136">
                <text:p>0.11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164">
                <text:p>0.11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186">
                <text:p>0.11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114">
                <text:p>0.11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222">
                <text:p>0.12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258">
                <text:p>0.12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216">
                <text:p>0.12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358">
                <text:p>0.13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348">
                <text:p>0.13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118">
                <text:p>0.11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164">
                <text:p>0.11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156">
                <text:p>0.11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164">
                <text:p>0.11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296">
                <text:p>0.12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334">
                <text:p>0.13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266">
                <text:p>0.12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288">
                <text:p>0.128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228">
                <text:p>0.12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308">
                <text:p>0.13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266">
                <text:p>0.12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362">
                <text:p>0.13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368">
                <text:p>0.13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364">
                <text:p>0.13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282">
                <text:p>0.12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382">
                <text:p>0.13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294">
                <text:p>0.12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398">
                <text:p>0.13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418">
                <text:p>0.14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466">
                <text:p>0.14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448">
                <text:p>0.14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436">
                <text:p>0.14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362">
                <text:p>0.13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448">
                <text:p>0.14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422">
                <text:p>0.14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448">
                <text:p>0.14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396">
                <text:p>0.13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558">
                <text:p>0.15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392">
                <text:p>0.13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546">
                <text:p>0.15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542">
                <text:p>0.15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624">
                <text:p>0.16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588">
                <text:p>0.15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624">
                <text:p>0.16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572">
                <text:p>0.15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606">
                <text:p>0.16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608">
                <text:p>0.16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584">
                <text:p>0.15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556">
                <text:p>0.15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608">
                <text:p>0.16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574">
                <text:p>0.157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634">
                <text:p>0.16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608">
                <text:p>0.16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756">
                <text:p>0.17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526">
                <text:p>0.15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682">
                <text:p>0.16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786">
                <text:p>0.178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652">
                <text:p>0.16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782">
                <text:p>0.17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662">
                <text:p>0.16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828">
                <text:p>0.18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708">
                <text:p>0.17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784">
                <text:p>0.17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784">
                <text:p>0.17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808">
                <text:p>0.18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794">
                <text:p>0.17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874">
                <text:p>0.18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014">
                <text:p>0.20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018">
                <text:p>0.20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078">
                <text:p>0.20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916">
                <text:p>0.19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926">
                <text:p>0.19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946">
                <text:p>0.19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844">
                <text:p>0.18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134">
                <text:p>0.21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064">
                <text:p>0.20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918">
                <text:p>0.19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104">
                <text:p>0.210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132">
                <text:p>0.21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106">
                <text:p>0.21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188">
                <text:p>0.21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272">
                <text:p>0.22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122">
                <text:p>0.21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364">
                <text:p>0.23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434">
                <text:p>0.24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322">
                <text:p>0.23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328">
                <text:p>0.23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278">
                <text:p>0.22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504">
                <text:p>0.25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198">
                <text:p>0.21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282">
                <text:p>0.228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544">
                <text:p>0.25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422">
                <text:p>0.24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2404">
                <text:p>0.24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358">
                <text:p>0.23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842">
                <text:p>0.28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2328">
                <text:p>0.23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334">
                <text:p>0.233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488">
                <text:p>0.248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394">
                <text:p>0.23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658">
                <text:p>0.26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644">
                <text:p>0.264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914">
                <text:p>0.29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694">
                <text:p>0.26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646">
                <text:p>0.26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802">
                <text:p>0.28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428">
                <text:p>0.24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904">
                <text:p>0.29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574">
                <text:p>0.25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814">
                <text:p>0.28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596">
                <text:p>0.25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746">
                <text:p>0.27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696">
                <text:p>0.26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002">
                <text:p>0.300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004">
                <text:p>0.300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762">
                <text:p>0.276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786">
                <text:p>0.278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036">
                <text:p>0.30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874">
                <text:p>0.28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328">
                <text:p>0.33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038">
                <text:p>0.30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146">
                <text:p>0.31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102">
                <text:p>0.31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154">
                <text:p>0.31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156">
                <text:p>0.31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092">
                <text:p>0.30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248">
                <text:p>0.324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412">
                <text:p>0.34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164">
                <text:p>0.31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198">
                <text:p>0.31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244">
                <text:p>0.324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414">
                <text:p>0.34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264">
                <text:p>0.32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324">
                <text:p>0.33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298">
                <text:p>0.329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552">
                <text:p>0.355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802">
                <text:p>0.38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674">
                <text:p>0.36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512">
                <text:p>0.35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554">
                <text:p>0.35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854">
                <text:p>0.38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586">
                <text:p>0.358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662">
                <text:p>0.36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804">
                <text:p>0.38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804">
                <text:p>0.38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898">
                <text:p>0.38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174">
                <text:p>0.417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928">
                <text:p>0.39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064">
                <text:p>0.40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488">
                <text:p>0.44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056">
                <text:p>0.40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398">
                <text:p>0.43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202">
                <text:p>0.42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342">
                <text:p>0.43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576">
                <text:p>0.45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398">
                <text:p>0.43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632">
                <text:p>0.463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482">
                <text:p>0.448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892">
                <text:p>0.489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214">
                <text:p>0.521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604">
                <text:p>0.460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884">
                <text:p>0.488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4716">
                <text:p>0.47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088">
                <text:p>0.508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4836">
                <text:p>0.483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222">
                <text:p>0.522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016">
                <text:p>0.50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048">
                <text:p>0.504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632">
                <text:p>0.56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654">
                <text:p>0.565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414">
                <text:p>0.541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542">
                <text:p>0.55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894">
                <text:p>0.58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742">
                <text:p>0.574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104">
                <text:p>0.510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926">
                <text:p>0.59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6278">
                <text:p>0.62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6008">
                <text:p>0.600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638">
                <text:p>0.563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6522">
                <text:p>0.652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6688">
                <text:p>0.668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6408">
                <text:p>0.640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6368">
                <text:p>0.636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6562">
                <text:p>0.65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7328">
                <text:p>0.732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678">
                <text:p>0.67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6908">
                <text:p>0.69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7482">
                <text:p>0.748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7634">
                <text:p>0.76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7884">
                <text:p>0.788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7784">
                <text:p>0.77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7802">
                <text:p>0.780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168">
                <text:p>0.81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7856">
                <text:p>0.785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7628">
                <text:p>0.76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8326">
                <text:p>0.83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452">
                <text:p>0.845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816">
                <text:p>0.88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8632">
                <text:p>0.863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786">
                <text:p>0.978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284">
                <text:p>0.928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124">
                <text:p>0.91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548">
                <text:p>0.954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792">
                <text:p>0.979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0518">
                <text:p>1.051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0122">
                <text:p>1.012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1516">
                <text:p>1.15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0616">
                <text:p>1.06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1674">
                <text:p>1.167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9812">
                <text:p>0.98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0936">
                <text:p>1.093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1018">
                <text:p>1.101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1124">
                <text:p>1.11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1894">
                <text:p>1.189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2958">
                <text:p>1.295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1636">
                <text:p>1.163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1926">
                <text:p>1.192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235">
                <text:p>1.23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212">
                <text:p>1.2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1812">
                <text:p>1.18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2388">
                <text:p>1.238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3466">
                <text:p>1.346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2672">
                <text:p>1.267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3402">
                <text:p>1.340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3872">
                <text:p>1.387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517">
                <text:p>1.51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3178">
                <text:p>1.317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4658">
                <text:p>1.465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519">
                <text:p>1.5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5328">
                <text:p>1.532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472">
                <text:p>1.47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409">
                <text:p>1.40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5898">
                <text:p>1.589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556">
                <text:p>1.55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6926">
                <text:p>1.692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5806">
                <text:p>1.580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667">
                <text:p>1.66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5958">
                <text:p>1.595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6042">
                <text:p>1.604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6608">
                <text:p>1.660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726">
                <text:p>1.72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8002">
                <text:p>1.80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7824">
                <text:p>1.782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7556">
                <text:p>1.755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639">
                <text:p>1.63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665">
                <text:p>1.66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741">
                <text:p>1.7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7196">
                <text:p>1.719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7258">
                <text:p>1.725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7398">
                <text:p>1.739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8216">
                <text:p>1.82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8278">
                <text:p>1.827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8124">
                <text:p>1.812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8198">
                <text:p>1.819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8756">
                <text:p>1.87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7814">
                <text:p>1.781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805">
                <text:p>1.8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8168">
                <text:p>1.81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8004">
                <text:p>1.80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8716">
                <text:p>1.87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9134">
                <text:p>1.913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861">
                <text:p>1.86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8616">
                <text:p>1.86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834">
                <text:p>1.8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031">
                <text:p>2.03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917">
                <text:p>1.9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881">
                <text:p>1.8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8876">
                <text:p>1.887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8614">
                <text:p>1.86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8294">
                <text:p>1.829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8976">
                <text:p>1.897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9456">
                <text:p>1.945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7852">
                <text:p>1.785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8508">
                <text:p>1.850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8756">
                <text:p>1.87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8908">
                <text:p>1.89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8748">
                <text:p>1.874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8546">
                <text:p>1.854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8602">
                <text:p>1.860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8894">
                <text:p>1.889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849">
                <text:p>1.84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8208">
                <text:p>1.82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8546">
                <text:p>1.85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854">
                <text:p>1.85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9084">
                <text:p>1.908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8218">
                <text:p>1.821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8346">
                <text:p>1.834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825">
                <text:p>1.8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8072">
                <text:p>1.807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8864">
                <text:p>1.88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8234">
                <text:p>1.823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7794">
                <text:p>1.779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7812">
                <text:p>1.781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7408">
                <text:p>1.74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8124">
                <text:p>1.812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7572">
                <text:p>1.757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787">
                <text:p>1.78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796">
                <text:p>1.79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7628">
                <text:p>1.762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7984">
                <text:p>1.798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7294">
                <text:p>1.729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766">
                <text:p>1.76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7272">
                <text:p>1.727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7498">
                <text:p>1.749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6914">
                <text:p>1.69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6654">
                <text:p>1.665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7244">
                <text:p>1.724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7174">
                <text:p>1.717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7158">
                <text:p>1.715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6948">
                <text:p>1.694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7006">
                <text:p>1.700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6826">
                <text:p>1.682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666">
                <text:p>1.6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6862">
                <text:p>1.686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6496">
                <text:p>1.649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635">
                <text:p>1.63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6214">
                <text:p>1.621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6294">
                <text:p>1.629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6888">
                <text:p>1.688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6038">
                <text:p>1.60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6386">
                <text:p>1.638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6208">
                <text:p>1.620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6474">
                <text:p>1.647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5774">
                <text:p>1.577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6052">
                <text:p>1.605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5736">
                <text:p>1.573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5678">
                <text:p>1.567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5624">
                <text:p>1.562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576">
                <text:p>1.57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579">
                <text:p>1.57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565">
                <text:p>1.56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5616">
                <text:p>1.56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565">
                <text:p>1.56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5352">
                <text:p>1.535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5482">
                <text:p>1.548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5594">
                <text:p>1.559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5376">
                <text:p>1.537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5272">
                <text:p>1.527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5228">
                <text:p>1.52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5162">
                <text:p>1.516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5394">
                <text:p>1.539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5286">
                <text:p>1.52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5146">
                <text:p>1.514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4988">
                <text:p>1.498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5008">
                <text:p>1.50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5098">
                <text:p>1.509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4878">
                <text:p>1.487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488">
                <text:p>1.48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4882">
                <text:p>1.488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4828">
                <text:p>1.482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5004">
                <text:p>1.500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4764">
                <text:p>1.47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483">
                <text:p>1.48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471">
                <text:p>1.47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4542">
                <text:p>1.454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4694">
                <text:p>1.469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4724">
                <text:p>1.472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4542">
                <text:p>1.454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4408">
                <text:p>1.440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4552">
                <text:p>1.455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4424">
                <text:p>1.44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4438">
                <text:p>1.44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4468">
                <text:p>1.446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4384">
                <text:p>1.438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4336">
                <text:p>1.433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4242">
                <text:p>1.42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4304">
                <text:p>1.430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4394">
                <text:p>1.439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4186">
                <text:p>1.418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4106">
                <text:p>1.410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4114">
                <text:p>1.41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3984">
                <text:p>1.398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4006">
                <text:p>1.400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4052">
                <text:p>1.405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3974">
                <text:p>1.397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3988">
                <text:p>1.398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3968">
                <text:p>1.396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3922">
                <text:p>1.392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3844">
                <text:p>1.384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3816">
                <text:p>1.38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3984">
                <text:p>1.398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3844">
                <text:p>1.384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3782">
                <text:p>1.378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3652">
                <text:p>1.36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3734">
                <text:p>1.373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3684">
                <text:p>1.368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3616">
                <text:p>1.36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3674">
                <text:p>1.367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3612">
                <text:p>1.36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3612">
                <text:p>1.361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3534">
                <text:p>1.353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3384">
                <text:p>1.338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3502">
                <text:p>1.35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346">
                <text:p>1.34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3458">
                <text:p>1.345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3388">
                <text:p>1.338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3534">
                <text:p>1.353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3458">
                <text:p>1.345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3354">
                <text:p>1.335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331">
                <text:p>1.33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3308">
                <text:p>1.330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3236">
                <text:p>1.323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3428">
                <text:p>1.342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3266">
                <text:p>1.326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3212">
                <text:p>1.321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3264">
                <text:p>1.326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3168">
                <text:p>1.316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3142">
                <text:p>1.314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3212">
                <text:p>1.321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3062">
                <text:p>1.306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3082">
                <text:p>1.308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3134">
                <text:p>1.313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3094">
                <text:p>1.309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3044">
                <text:p>1.304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2964">
                <text:p>1.296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3154">
                <text:p>1.315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291">
                <text:p>1.29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2874">
                <text:p>1.28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2944">
                <text:p>1.294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2952">
                <text:p>1.295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2916">
                <text:p>1.291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2856">
                <text:p>1.285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2984">
                <text:p>1.298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2762">
                <text:p>1.276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2768">
                <text:p>1.276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2838">
                <text:p>1.283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2712">
                <text:p>1.27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271">
                <text:p>1.27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2718">
                <text:p>1.271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2848">
                <text:p>1.284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2606">
                <text:p>1.260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2636">
                <text:p>1.263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2686">
                <text:p>1.268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2562">
                <text:p>1.256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2636">
                <text:p>1.263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2578">
                <text:p>1.257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2558">
                <text:p>1.255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2586">
                <text:p>1.25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2532">
                <text:p>1.253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253">
                <text:p>1.25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2536">
                <text:p>1.253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2434">
                <text:p>1.243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2516">
                <text:p>1.251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246">
                <text:p>1.2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2464">
                <text:p>1.246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2424">
                <text:p>1.242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2382">
                <text:p>1.238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2366">
                <text:p>1.236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2384">
                <text:p>1.238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2408">
                <text:p>1.24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2242">
                <text:p>1.224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2286">
                <text:p>1.228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2268">
                <text:p>1.226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2248">
                <text:p>1.224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2242">
                <text:p>1.224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2256">
                <text:p>1.225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2228">
                <text:p>1.222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2152">
                <text:p>1.215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2172">
                <text:p>1.21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217">
                <text:p>1.21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2134">
                <text:p>1.213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2078">
                <text:p>1.207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2096">
                <text:p>1.209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2072">
                <text:p>1.207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207">
                <text:p>1.20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2056">
                <text:p>1.205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2032">
                <text:p>1.203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2022">
                <text:p>1.202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1958">
                <text:p>1.195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2032">
                <text:p>1.203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1958">
                <text:p>1.195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1954">
                <text:p>1.195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198">
                <text:p>1.19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1954">
                <text:p>1.195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1872">
                <text:p>1.187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1866">
                <text:p>1.186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1824">
                <text:p>1.182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1822">
                <text:p>1.182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1796">
                <text:p>1.179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1768">
                <text:p>1.176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1796">
                <text:p>1.179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1816">
                <text:p>1.181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1804">
                <text:p>1.180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1772">
                <text:p>1.177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1728">
                <text:p>1.172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1736">
                <text:p>1.17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1724">
                <text:p>1.172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1682">
                <text:p>1.168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1698">
                <text:p>1.169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1676">
                <text:p>1.167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1724">
                <text:p>1.17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1712">
                <text:p>1.171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1698">
                <text:p>1.169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1658">
                <text:p>1.165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1592">
                <text:p>1.159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1598">
                <text:p>1.159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1546">
                <text:p>1.15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1516">
                <text:p>1.15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1508">
                <text:p>1.150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1484">
                <text:p>1.148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1536">
                <text:p>1.153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1498">
                <text:p>1.149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1472">
                <text:p>1.147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1432">
                <text:p>1.143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1514">
                <text:p>1.151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1398">
                <text:p>1.139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1418">
                <text:p>1.141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1378">
                <text:p>1.137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1376">
                <text:p>1.13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1364">
                <text:p>1.136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1364">
                <text:p>1.136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1314">
                <text:p>1.131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1296">
                <text:p>1.129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1272">
                <text:p>1.127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1312">
                <text:p>1.13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1288">
                <text:p>1.128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1298">
                <text:p>1.129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1302">
                <text:p>1.130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1258">
                <text:p>1.125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1252">
                <text:p>1.12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1234">
                <text:p>1.123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1196">
                <text:p>1.119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1186">
                <text:p>1.118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1182">
                <text:p>1.118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1204">
                <text:p>1.120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1204">
                <text:p>1.120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1152">
                <text:p>1.115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1188">
                <text:p>1.118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1128">
                <text:p>1.112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1106">
                <text:p>1.110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1072">
                <text:p>1.107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1102">
                <text:p>1.110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1054">
                <text:p>1.105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1042">
                <text:p>1.104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1062">
                <text:p>1.106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1028">
                <text:p>1.102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1006">
                <text:p>1.100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0992">
                <text:p>1.099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1002">
                <text:p>1.100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0968">
                <text:p>1.096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0964">
                <text:p>1.096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0948">
                <text:p>1.094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0914">
                <text:p>1.091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0924">
                <text:p>1.092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0942">
                <text:p>1.094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0912">
                <text:p>1.091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0872">
                <text:p>1.087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0852">
                <text:p>1.085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0834">
                <text:p>1.083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0828">
                <text:p>1.082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0824">
                <text:p>1.082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0782">
                <text:p>1.078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0768">
                <text:p>1.076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0746">
                <text:p>1.074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0758">
                <text:p>1.075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0728">
                <text:p>1.072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0722">
                <text:p>1.072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0718">
                <text:p>1.071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0668">
                <text:p>1.066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0656">
                <text:p>1.065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0664">
                <text:p>1.066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0642">
                <text:p>1.064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0626">
                <text:p>1.062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0624">
                <text:p>1.062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0628">
                <text:p>1.062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0606">
                <text:p>1.060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0584">
                <text:p>1.058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0566">
                <text:p>1.056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0562">
                <text:p>1.056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0538">
                <text:p>1.053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053">
                <text:p>1.05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0502">
                <text:p>1.050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0498">
                <text:p>1.049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0478">
                <text:p>1.047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0472">
                <text:p>1.047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046">
                <text:p>1.0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0456">
                <text:p>1.045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0424">
                <text:p>1.042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0428">
                <text:p>1.042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0426">
                <text:p>1.042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0416">
                <text:p>1.041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0398">
                <text:p>1.039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0394">
                <text:p>1.039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0362">
                <text:p>1.036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0324">
                <text:p>1.032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0312">
                <text:p>1.031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0306">
                <text:p>1.030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0228">
                <text:p>1.022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0222">
                <text:p>1.022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0202">
                <text:p>1.020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0192">
                <text:p>1.019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